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" office:value-type="float" office:value="11000" calcext:value-type="float">
            <text:p>11000</text:p>
          </table:table-cell>
          <table:table-cell table:style-name="ce26" table:formula="of:=SUM([.B3:.F3])" office:value-type="float" office:value="33300" calcext:value-type="float">
            <text:p>33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office:value-type="float" office:value="66000" calcext:value-type="float">
            <text:p>66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500" calcext:value-type="float">
            <text:p>50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style-name="ce26" table:formula="of:=SUM([.G4:.G29])" office:value-type="float" office:value="23300" calcext:value-type="float">
            <text:p>23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184400" calcext:value-type="float">
            <text:p>184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140000" calcext:value-type="float">
            <text:p>140000</text:p>
          </table:table-cell>
        </table:table-row>
        <table:table-row table:style-name="ro3">
          <table:table-cell table:number-columns-repeated="7"/>
          <table:table-cell table:style-name="Default"/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5"/>
        </table:table-row>
        <table:table-row table:style-name="ro3">
          <table:table-cell table:style-name="ce5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26"/>
          <table:table-cell table:style-name="ce26" table:formula="of:=SUM([.B34:.F34])" office:value-type="float" office:value="42600" calcext:value-type="float">
            <text:p>426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C61])" office:value-type="float" office:value="970.075757575758" calcext:value-type="float">
            <text:p>970.075757575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 table:number-columns-repeated="2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479.166666666667" calcext:value-type="float">
            <text:p>479.1666666667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E61])" office:value-type="float" office:value="1936.43939393939" calcext:value-type="float">
            <text:p>1936.4393939394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Hasmik K</text:p>
          </table:table-cell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reg</text:p>
          </table:table-cell>
          <table:table-cell table:formula="of:=SUM([.B61:.F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0:.E61])" office:value-type="float" office:value="1936.43939393939" calcext:value-type="float">
            <text:p>1936.4393939394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61:.E61])" office:value-type="float" office:value="1936.43939393939" calcext:value-type="float">
            <text:p>1936.4393939394</text:p>
          </table:table-cell>
          <table:table-cell office:value-type="string" calcext:value-type="string">
            <text:p>Hasmik N</text:p>
          </table:table-cell>
          <table:table-cell table:number-columns-repeated="5"/>
        </table:table-row>
        <table:table-row table:style-name="ro3">
          <table:table-cell/>
          <table:table-cell table:formula="of:=[.B34]/24" office:value-type="float" office:value="479.166666666667" calcext:value-type="float">
            <text:p>479.1666666667</text:p>
          </table:table-cell>
          <table:table-cell table:formula="of:=[.C34]/22" office:value-type="float" office:value="490.909090909091" calcext:value-type="float">
            <text:p>490.9090909091</text:p>
          </table:table-cell>
          <table:table-cell table:formula="of:=[.D34]/20" office:value-type="float" office:value="480" calcext:value-type="float">
            <text:p>480</text:p>
          </table:table-cell>
          <table:table-cell table:formula="of:=[.E34]/22" office:value-type="float" office:value="486.363636363636" calcext:value-type="float">
            <text:p>486.3636363636</text:p>
          </table:table-cell>
          <table:table-cell table:formula="of:=[.F34]/22" office:value-type="float" office:value="0" calcext:value-type="float">
            <text:p>0</text:p>
          </table:table-cell>
          <table:table-cell table:style-name="ce26" table:formula="of:=SUM([.G35:.G60])" office:value-type="float" office:value="42114.4696969697" calcext:value-type="float">
            <text:p>42114.4696969697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1:25:59.445959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16T11:27:25.588991948</dc:date>
    <meta:editing-duration>P13DT8H21M17S</meta:editing-duration>
    <meta:editing-cycles>3731</meta:editing-cycles>
    <meta:generator>LibreOffice/4.2.8.2$Linux_X86_64 LibreOffice_project/420m0$Build-2</meta:generator>
    <meta:document-statistic meta:table-count="24" meta:cell-count="11476" meta:object-count="0"/>
  </office:meta>
</office:document-meta>
</file>